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rser.ClassParser( ByteArrayInputStream is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Parser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rser.ClassParser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Parser.ClassPars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